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19.09cm"/>
      <style:paragraph-properties style:writing-mode="lr-tb"/>
    </style:style>
    <style:style style:name="gr2" style:family="graphic" style:parent-style-name="standard">
      <style:graphic-properties draw:stroke="dash" draw:stroke-dash="Dot" draw:fill-color="#e8f2a1" draw:textarea-horizontal-align="justify" draw:textarea-vertical-align="middle" draw:auto-grow-height="false" fo:min-height="20.387cm" fo:min-width="14.668cm"/>
      <style:paragraph-properties style:writing-mode="lr-tb"/>
    </style:style>
    <style:style style:name="gr3" style:family="graphic" style:parent-style-name="standard">
      <style:graphic-properties draw:fill-color="#ffde59" draw:textarea-horizontal-align="justify" draw:textarea-vertical-align="middle" draw:auto-grow-height="false" fo:min-height="1.338cm" fo:min-width="7.755cm"/>
      <style:paragraph-properties style:writing-mode="lr-tb"/>
    </style:style>
    <style:style style:name="gr4" style:family="graphic" style:parent-style-name="standard">
      <style:graphic-properties draw:stroke="solid" draw:stroke-dash="Dot" svg:stroke-width="0.035cm" svg:stroke-color="#127622" draw:marker-start-width="0.252cm" draw:marker-end-width="0.252cm" draw:fill="none" draw:fill-color="#8e86ae" fo:min-height="0.869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draw:stroke="dash" draw:stroke-dash="Dot" draw:fill-color="#e8f2a1" draw:textarea-horizontal-align="justify" draw:textarea-vertical-align="middle" draw:auto-grow-height="false" fo:min-height="21.34cm" fo:min-width="14.66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7" style:family="graphic" style:parent-style-name="standard">
      <style:graphic-properties draw:fill-color="#afd095" draw:textarea-horizontal-align="justify" draw:textarea-vertical-align="middle" draw:auto-grow-height="false" fo:min-height="7.37cm" fo:min-width="11.565cm"/>
    </style:style>
    <style:style style:name="gr8" style:family="graphic" style:parent-style-name="standard">
      <style:graphic-properties draw:fill-color="#cccccc" draw:textarea-horizontal-align="justify" draw:textarea-vertical-align="middle" draw:auto-grow-height="false" fo:min-height="1.338cm" fo:min-width="7.438cm"/>
      <style:paragraph-properties style:writing-mode="lr-tb"/>
    </style:style>
    <style:style style:name="gr9" style:family="graphic" style:parent-style-name="standard">
      <style:graphic-properties draw:fill-color="#3faf46" draw:textarea-horizontal-align="justify" draw:textarea-vertical-align="middle" draw:auto-grow-height="false" fo:min-height="1.338cm" fo:min-width="4.897cm"/>
      <style:paragraph-properties style:writing-mode="lr-tb"/>
    </style:style>
    <style:style style:name="gr10" style:family="graphic" style:parent-style-name="objectwithoutfill">
      <style:graphic-properties svg:stroke-width="0.071cm" svg:stroke-color="#d62e4e" draw:marker-start-width="0.306cm" draw:marker-end="Arrowheads_20_2" draw:marker-end-width="0.406cm" draw:fill="none" draw:textarea-vertical-align="middle" fo:padding-top="0.16cm" fo:padding-bottom="0.16cm" fo:padding-left="0.285cm" fo:padding-right="0.285cm"/>
    </style:style>
    <style:style style:name="gr11" style:family="graphic" style:parent-style-name="standard">
      <style:graphic-properties draw:stroke="none" svg:stroke-color="#000000" draw:fill="none" draw:fill-color="#ffffff" fo:min-height="6.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e8f2a1"/>
      <style:paragraph-properties fo:text-align="center" style:writing-mode="lr-tb"/>
    </style:style>
    <style:style style:name="P3" style:family="paragraph">
      <loext:graphic-properties draw:fill-color="#ffde59"/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8e86ae"/>
      <style:paragraph-properties fo:text-align="center" style:writing-mode="lr-tb"/>
      <style:text-properties fo:color="#355269" loext:opacity="100%" fo:font-size="22pt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P6" style:family="paragraph">
      <style:paragraph-properties fo:text-align="center"/>
      <style:text-properties fo:font-size="22pt" style:text-underline-style="none" style:font-size-asian="22pt" style:font-size-complex="22pt"/>
    </style:style>
    <style:style style:name="P7" style:family="paragraph">
      <loext:graphic-properties draw:fill="none" draw:fill-color="#ffffff"/>
      <style:paragraph-properties fo:text-align="center"/>
      <style:text-properties fo:font-size="22pt" style:text-underline-style="none" style:font-size-asian="22pt" style:font-size-complex="22pt"/>
    </style:style>
    <style:style style:name="P8" style:family="paragraph">
      <loext:graphic-properties draw:fill-color="#afd095"/>
      <style:paragraph-properties fo:text-align="center"/>
    </style:style>
    <style:style style:name="P9" style:family="paragraph">
      <loext:graphic-properties draw:fill-color="#cccccc"/>
      <style:paragraph-properties fo:text-align="center"/>
      <style:text-properties fo:color="#333333" loext:opacity="100%" fo:font-style="italic" style:font-style-asian="italic" style:font-style-complex="italic"/>
    </style:style>
    <style:style style:name="P10" style:family="paragraph">
      <loext:graphic-properties draw:fill-color="#3faf46"/>
      <style:paragraph-properties fo:text-align="center"/>
    </style:style>
    <style:style style:name="P11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</style:style>
    <style:style style:name="T1" style:family="text">
      <style:text-properties fo:color="#355269" loext:opacity="100%" fo:font-size="22pt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" style:family="text">
      <style:text-properties fo:font-size="22pt" style:text-underline-style="none" style:font-size-asian="22pt" style:font-size-complex="22pt"/>
    </style:style>
    <style:style style:name="T3" style:family="text">
      <style:text-properties fo:color="#333333" loext:opacity="100%" fo:font-style="italic" style:font-style-asian="italic" style:font-style-complex="italic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1.27cm" svg:x="1cm" svg:y="1cm">
          <text:p text:style-name="P1">Index.pl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15.168cm" svg:height="20.637cm" svg:x="3.612cm" svg:y="3.54cm">
            <text:p text:style-name="P1">Content All in a box</text:p>
            <text:p text:style-name="P1">Use Bootstrap to control this things</text:p>
            <text:p text:style-name="P1">Div→container→row→col align-self-center</text:p>
            <text:p text:style-name="P1">(align-self-center not working for whatever reason)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8.255cm" svg:height="1.588cm" svg:x="7.532cm" svg:y="10.842cm">
            <text:p text:style-name="P1">Census File 1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8.255cm" svg:height="1.588cm" svg:x="7.532cm" svg:y="13.064cm">
            <text:p text:style-name="P1">Census File 2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8.255cm" svg:height="1.588cm" svg:x="7.532cm" svg:y="15.287cm">
            <text:p text:style-name="P1">Census File 3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8.255cm" svg:height="1.588cm" svg:x="7.532cm" svg:y="17.509cm">
            <text:p text:style-name="P1">Census File 4</text:p>
            <draw:enhanced-geometry svg:viewBox="0 0 21600 21600" draw:type="rectangle" draw:enhanced-path="M 0 0 L 21600 0 21600 21600 0 21600 0 0 Z N"/>
          </draw:custom-shape>
          <draw:frame draw:style-name="gr4" draw:text-style-name="P5" draw:layer="layout" svg:width="5.398cm" svg:height="1.153cm" svg:x="8.937cm" svg:y="9.255cm">
            <draw:text-box>
              <text:p text:style-name="P4"><text:span text:style-name="T1">New Census</text:span></text:p>
            </draw:text-box>
          </draw:frame>
        </draw:g>
      </draw:page>
      <draw:page draw:name="page2" draw:style-name="dp1" draw:master-page-name="Default">
        <draw:custom-shape draw:style-name="gr1" draw:text-style-name="P1" draw:layer="layout" svg:width="19.59cm" svg:height="1.27cm" svg:x="1cm" svg:y="1cm">
          <text:p text:style-name="P1">create_census.pl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5.168cm" svg:height="21.59cm" svg:x="3.512cm" svg:y="3.54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10.16cm" svg:height="1.119cm" svg:x="5.98cm" svg:y="4.175cm">
          <draw:text-box>
            <text:p text:style-name="P6"><text:span text:style-name="T2">Acme Census Program</text:span></text:p>
          </draw:text-box>
        </draw:frame>
        <draw:custom-shape draw:style-name="gr7" draw:text-style-name="P8" draw:layer="layout" svg:width="12.065cm" svg:height="7.62cm" svg:x="5.345cm" svg:y="6.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7.938cm" svg:height="1.588cm" svg:x="7.567cm" svg:y="8.302cm">
          <text:p text:style-name="P4"><text:span text:style-name="T3">Census Nam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5.397cm" svg:height="1.588cm" svg:x="8.955cm" svg:y="10.842cm">
          <text:p text:style-name="P4">Create Census</text:p>
          <draw:enhanced-geometry svg:viewBox="0 0 21600 21600" draw:type="rectangle" draw:enhanced-path="M 0 0 L 21600 0 21600 21600 0 21600 0 0 Z N"/>
        </draw:custom-shape>
        <draw:frame draw:style-name="gr6" draw:text-style-name="P12" draw:layer="layout" svg:width="9.208cm" svg:height="1.038cm" svg:x="6.932cm" svg:y="6.715cm">
          <draw:text-box>
            <text:p text:style-name="P11"><text:span text:style-name="T4">Create New Census</text:span></text:p>
          </draw:text-box>
        </draw:frame>
        <draw:line draw:style-name="gr10" draw:text-style-name="P13" draw:layer="layout" svg:x1="5.345cm" svg:y1="15.605cm" svg:x2="8.52cm" svg:y2="9.255cm">
          <text:p/>
        </draw:line>
        <draw:frame draw:style-name="gr11" draw:text-style-name="P14" draw:layer="layout" svg:width="12.382cm" svg:height="6.65cm" svg:x="4.075cm" svg:y="15.622cm">
          <draw:text-box>
            <text:p>A required field</text:p>
            <text:p/>
            <text:p>Don’t use any census name that already existed before, if not will it might overwrite the old files with empty new ones. Checking will not be done for the moment</text:p>
            <text:p/>
            <text:p>This page will be shown in a new tab</text:p>
          </draw:text-box>
        </draw:frame>
        <draw:line draw:style-name="gr10" draw:text-style-name="P13" draw:layer="layout" svg:x1="13.917cm" svg:y1="14.652cm" svg:x2="12.647cm" svg:y2="12.43cm">
          <text:p/>
        </draw:line>
        <draw:frame draw:style-name="gr12" draw:text-style-name="P14" draw:layer="layout" svg:width="6.35cm" svg:height="1.905cm" svg:x="12.33cm" svg:y="14.652cm">
          <draw:text-box>
            <text:p>POST: create_census.pl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23T12:53:44.143006112</meta:creation-date>
    <dc:date>2022-03-01T10:53:30.881517388</dc:date>
    <meta:editing-duration>PT1H38M29S</meta:editing-duration>
    <meta:editing-cycles>7</meta:editing-cycles>
    <meta:generator>LibreOffice/7.0.4.2$Linux_x86 LibreOffice_project/00$Build-2</meta:generator>
    <meta:document-statistic meta:object-count="19"/>
  </office:meta>
</office:document-meta>
</file>